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D0000020948931CC785C82E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226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36cm" svg:height="13.784cm" svg:x="3.364cm" svg:y="5.1cm">
          <draw:image xlink:href="Pictures/100002010000022D0000020948931CC785C82E75.png" xlink:type="simple" xlink:show="embed" xlink:actuate="onLoad">
            <text:p/>
          </draw:image>
        </draw:frame>
        <draw:frame draw:style-name="gr2" draw:text-style-name="P3" draw:layer="layout" svg:width="18.8cm" svg:height="3.875cm" svg:x="1.2cm" svg:y="2.124cm">
          <draw:text-box>
            <text:p text:style-name="P2">Find the largest rectangular area possible in a given histogram where the largest rectangle can be made of a number of contiguous bars. For simplicity, assume that all bars have same width and the width is 1 unit.</text:p>
            <text:p text:style-name="P2">For example, consider the following histogram with 7 bars of heights {6, 2, 5, 4, 5, 1, 6}. The largest possible rectangle possible is 12 (see the below figure, the max area rectangle is highlighted in red)</text:p>
            <text:p text:style-name="P2"/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3:45:51.948099671</meta:creation-date>
    <dc:date>2020-06-03T13:48:57.352917212</dc:date>
    <meta:editing-duration>PT3M6S</meta:editing-duration>
    <meta:editing-cycles>1</meta:editing-cycles>
    <meta:document-statistic meta:object-count="2"/>
    <meta:generator>LibreOffice/6.0.7.3$Linux_X86_64 LibreOffice_project/00m0$Build-3</meta:generator>
  </office:meta>
</office:document-meta>
</file>